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ku!... Baku!...</text:p>
      <text:p text:style-name="P1"/>
      <text:p text:style-name="P1">Terça-feira, 9 de Novembro de 2011. O dia em que um meteorito de 400 metros passava entre a terra e a lua. Nos blocos noticiosos falou-se várias vezes sobre o assunto, ao longo de todo o dia.</text:p>
      <text:p text:style-name="P1">Na minha aldeia os curiosos saíram ao luar para testemunharem a passagem do corpo estranho. O meteoro via-se na perfeição a cruzar <text:s/>por diante da face iluminada da lua, lento, discreto e sorrateiro, inexplicavelmente inquietante.</text:p>
      <text:p text:style-name="P1"/>
      <text:p text:style-name="P1">Não sei dizer ao certo o que senti naquele momento, mas fiquei com a sensação que algo não estava bem, senti-me invadido por um estranho pressentimento ou sentimento de que algo mau estava para acontecer. Só não sabia o que era.</text:p>
      <text:p text:style-name="P1"/>
      <text:p text:style-name="P1">Os minutos passaram, lentos demais e aterradoramente sinistros, demasiado angustiantes para o meu gosto. Por fim o objecto desapareceu do astro. Tudo parecia voltar ao normal, mas estranhamente a tal sensação que eu não conseguia classificar ou catalogar perante o vasto conjunto de experiências que constituíam o acumular da minha existência de trinta e quatro anos à face deste planeta, resignava-se a abandonar-me. Aquela impressão enigmática não constava da minha base de dados.</text:p>
      <text:p text:style-name="P1"/>
      <text:p text:style-name="P1">Dirigia-me para casa quando umas estranhas vozes de multidão perplexa começaram a chegar aos meus ouvidos. A principio não consegui perceber a razão de tamanho burburinho, mas aos poucos o discernimento e o medo foram simultaneamente tomando conta de mim. Ele estava de volta. Sim! Milagre ou aberração da natureza não sei dizer qual das duas se adequava mais àquilo que os meus olhos tentavam impingir a um cérebro confuso e descrente nas imagens que se lhe apresentavam por diante. O meteorito voltara a sobrevoar os céus da terra, mas desta vez não falo dos céus do planeta terra no geral, mas sim dos céus próximos, por cima da minha terra natal. A escassas centenas de metros de altitude o estranho pedaço de rocha metálica voltara para nos assombrar. Com ele trouxera um barulho industrial tremendamente intimidativo. À medida que os meus olhos iam pestanejando uma ou outra vez, estupefactos de incredibilidade, o objecto aproveitava para diminuir de altitude, estando agora pouco mais alto do que os telhados mais elevados das redondezas. O alvoroço nas ruas juntava-se ao barulho metálico que a bizarra criatura produzia. Chamo-lhe agora criatura porque me parece que está vivo. Não se trata de uma rocha podre e isenta de vida, não senhor. Estamos a ser invadidos, ou pelo menos intimidados e observados de bem perto por criaturas de outras estrelas. O som de mil correntes de ferro a arrastarem-se, de mil e um portões de metal a abrir e a fechar e os gritos das pessoas misturam-se no ar para criar um ambiente de terror e <text:soft-page-break/>apreensão como nunca presenciara em toda a vida. Vida essa pela qual começo agora a temer mais que nunca, cada vez que aquele horrível barulho ensurdecedor chega aos meus tímpanos assustados: “Baku!... Baku!... Baku!...” - Ruge o metal alienígena que paira no ar sobre nós. Uma e outra vez aquele distinto e tenebroso rugido... <text:s/>“Baku!... Baku!... Baku!...” - Nem mesmo os animais ficam indiferentes. Um gato que estava por perto de mim eriça o pêlo e mia aterrado cada vez que ouve o espaçado: “Baku!... Baku!...” - Sinto a espinha a congelar e a pele por cima a arrepiar.</text:p>
      <text:p text:style-name="P1"/>
      <text:p text:style-name="P1">Tento chegar a casa o mais rápido que as minhas pernas e o meu cérebro em vias de paralisar permitem. Não consigo tirar da cabeça a ideia de que a qualquer momento sairá daquele estranho artefacto, do qual não tenho agora a menor dúvida tratar-se de uma nave extraterrestre, um raio fulminante que me reduzirá a cinzas, ou pior que isso!... Que me abduza e tele-transporte para o interior daquela desconhecida máquina infernal onde de certeza milhentas experiências cirúrgicas de terror aguardam ansiosamente por mim. O meu coração quase pára quando a meio de mais um nefasto: <text:s/>“Baku!... Baku!...” , e de outros tantos rangeres metálicos em simultâneo, numa parede de pedra que se ergue à minha frente começam a surgir imagens de animais, de plantas, de habitats... imagens de ecossistemas do planeta Terra. É como se na minha frente se projectasse uma curta metragem de cenas escolhidas para representar os mais variados cenários da mãe natureza e deste nosso planeta. Talvez estejam apenas a tentar comunicar, ou a mostrar que nos conhecem, não sei... Mas o que sim sei é que isto ainda me aterroriza mais o espírito. Nunca estive tão petrificado como agora, não sei mais o que fazer ou dizer, sinto que vou morrer a qualquer momento, sem antes chegar a casa dos meus para um último abraço. Estou perdido neste labirinto de emoções e horror, preso por um fio que subitamente começa a definhar. A minha consciência parece abandonar-me ou pelo contrário talvez esteja enfim a voltar a mim, não consigo distinguir a diferença... A imagem deste mundo desvanece-se aos poucos e a próxima coisa que vejo são as paredes tranquilas do meu quarto. Felizmente para mim, parece que tudo não passou de mais um daqueles pesadelos demasiado vividos. E é vivo que eu me sinto agora! Livre do malévolo: “<text:span text:style-name="T1">Baku!.. Bak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Cristo</meta:initial-creator>
    <meta:creation-date>2011-11-10T01:16:45</meta:creation-date>
    <dc:date>2015-02-27T23:11:47</dc:date>
    <meta:editing-duration>PT1H50M23S</meta:editing-duration>
    <meta:editing-cycles>15</meta:editing-cycles>
    <meta:generator>OpenOffice/4.0.1$Unix OpenOffice.org_project/401m5$Build-9714</meta:generator>
    <meta:document-statistic meta:table-count="0" meta:image-count="0" meta:object-count="0" meta:page-count="2" meta:paragraph-count="7" meta:word-count="854" meta:character-count="5062"/>
    <dc:creator>Paulo Cristo</dc:creator>
  </office:meta>
</office:document-meta>
</file>